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unset-title">
      <style:graphic-properties fo:min-height="2.5cm" loext:decorative="false"/>
      <style:paragraph-properties style:writing-mode="lr-tb"/>
    </style:style>
    <style:style style:name="pr2" style:family="presentation" style:parent-style-name="Sunset-outline1">
      <style:graphic-properties fo:min-height="9.135cm" loext:decorative="false"/>
      <style:paragraph-properties style:writing-mode="lr-tb"/>
    </style:style>
    <style:style style:name="pr3" style:family="presentation" style:parent-style-name="Sunset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placeholder="true">
          <draw:text-box/>
        </draw:frame>
        <draw:frame presentation:style-name="pr2" draw:layer="layout" svg:width="23cm" svg:height="10cm" svg:x="2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" draw:display-name="Transparency 6" draw:style="radial" draw:cx="50%" draw:cy="90%" draw:start="0%" draw:end="10%" draw:border="30%">
      <loext:opacity-stop svg:offset="0" svg:stop-opacity="0"/>
      <loext:opacity-stop svg:offset="1" svg:stop-opacity="0.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auto-grow-height="tru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3cm" svg:stroke-color="#ffffff" draw:stroke-linejoin="miter" draw:fill="solid" draw:fill-color="#2a6099" draw:textarea-vertical-align="middle" draw:auto-grow-height="false" fo:min-height="14.25cm" fo:min-width="25.709cm" fo:padding-top="0.25cm" fo:padding-bottom="0.25cm" fo:padding-left="0.375cm" fo:padding-right="0.375cm" draw:shadow="visible" draw:shadow-offset-x="-0.141cm" draw:shadow-offset-y="-0.141cm" draw:shadow-color="#111111" loext:shadow-blur="0.141cm" loext:decorative="false"/>
    </style:style>
    <style:style style:name="Mgr4" style:family="graphic" style:parent-style-name="standard">
      <style:graphic-properties svg:stroke-width="0.3cm" svg:stroke-color="#ffffff" draw:stroke-linejoin="miter" draw:fill="gradient" draw:fill-gradient-name="Gradient_20_5" draw:gradient-step-count="0" draw:textarea-vertical-align="middle" draw:auto-grow-height="false" fo:min-height="14.25cm" fo:min-width="24.5cm" fo:padding-top="0.25cm" fo:padding-bottom="0.25cm" fo:padding-left="0.375cm" fo:padding-right="0.375cm" draw:shadow="visible" draw:shadow-offset-x="-0.141cm" draw:shadow-offset-y="-0.141cm" draw:shadow-color="#111111" loext:shadow-blur="0.141cm" loext:decorative="false"/>
    </style:style>
    <style:style style:name="Mgr5" style:family="graphic" style:parent-style-name="standard">
      <style:graphic-properties draw:stroke="none" draw:fill="solid" draw:fill-color="#ffffa6" draw:opacity="100%" draw:opacity-name="Transparency_20_6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ffffff" draw:opacity="25%" loext:decorative="false"/>
    </style:style>
    <style:style style:name="Mpr1" style:family="presentation" style:parent-style-name="Sunset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Sunset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style:use-window-font-color="true" loext:opacity="0%" fo:font-size="14pt" style:font-size-asian="14pt" style:font-size-complex="14pt"/>
    </style:style>
    <style:style style:name="MP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3" style:family="paragraph">
      <style:paragraph-properties fo:text-align="end"/>
      <style:text-properties style:use-window-font-color="true" loext:opacity="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5" style:family="paragraph">
      <loext:graphic-properties draw:fill="solid" draw:fill-color="#2a6099"/>
    </style:style>
    <style:style style:name="MP6" style:family="paragraph">
      <loext:graphic-properties draw:fill="gradient" draw:fill-gradient-name="Gradient_20_5" draw:gradient-step-count="0"/>
    </style:style>
    <style:style style:name="MP7" style:family="paragraph">
      <style:paragraph-properties fo:text-align="center"/>
      <style:text-properties style:use-window-font-color="true" loext:opacity="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solid" draw:fill-color="#ffffa6" draw:opacity="100%" draw:opacity-name="Transparency_20_6"/>
    </style:style>
    <style:style style:name="MP10" style:family="paragraph">
      <loext:graphic-properties draw:fill="solid" draw:fill-color="#ffffff" draw:opacity="25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2" draw:layer="backgroundobjects" svg:width="6cm" svg:height="1.09cm" svg:x="2.5cm" svg:y="14.35cm" presentation:class="date-time">
        <draw:text-box>
          <text:p text:style-name="MP1"><presentation:date-time/></text:p>
        </draw:text-box>
      </draw:frame>
      <draw:frame presentation:style-name="Mpr1" draw:text-style-name="MP8" draw:layer="backgroundobjects" svg:width="10cm" svg:height="1.09cm" svg:x="9cm" svg:y="14.35cm" presentation:class="footer">
        <draw:text-box>
          <text:p text:style-name="MP7"><presentation:footer/></text:p>
        </draw:text-box>
      </draw:frame>
      <draw:frame presentation:style-name="Mpr1" draw:text-style-name="MP4" draw:layer="backgroundobjects" svg:width="6cm" svg:height="1.09cm" svg:x="19.5cm" svg:y="14.35cm" presentation:class="page-number">
        <draw:text-box>
          <text:p text:style-name="MP3"><text:page-number>&lt;number&gt;</text:page-number></text:p>
        </draw:text-box>
      </draw:frame>
      <draw:path draw:style-name="Mgr5" draw:text-style-name="MP9" draw:layer="backgroundobjects" svg:width="28cm" svg:height="15.75cm" svg:x="0cm" svg:y="1.25cm" svg:viewBox="0 0 28001 15751" svg:d="M1986 7323c106 0 209 29 300 84l8068 4920-6587-6954c-75-78-128-177-156-284-27-107-27-220 0-328 28-107 81-204 156-284 74-78 167-135 269-164 101-27 209-27 310 0 102 29 195 86 269 164l6585 6950-4655-8514c-54-96-81-206-81-317 0-110 27-220 81-316 52-96 128-176 218-232 92-55 195-84 301-84 105 0 209 29 300 84 91 56 167 136 220 232l4659 8523-2414-9508c-27-107-27-220 0-328 27-107 81-204 155-282 75-80 168-135 269-164 102-29 209-29 311 0s195 84 269 164c75 78 128 175 155 282l2413 9508v-9841c0-112 29-221 81-318 53-95 128-175 220-232 91-55 195-84 300-84s208 29 299 84c91 57 168 137 220 232 53 97 80 206 80 318v9832l2410-9494c28-107 81-205 156-284 74-78 167-135 269-164s208-29 309 0c102 29 195 86 269 164 75 79 128 177 156 284 27 107 27 221 0 328l-2412 9504 4661-8524c53-96 130-176 220-232 91-55 195-84 300-84s209 29 300 84c92 56 167 136 219 232 53 96 81 206 81 316 0 112-28 221-81 318v-1 1l-4655 8512 6583-6949c74-78 167-135 269-164 101-29 209-29 310 0 102 29 195 86 269 164 75 79 128 177 156 284 27 108 27 221 0 328-28 107-81 204-156 283l-6591 6959 8073-4921c92-56 195-85 301-85 105 0 208 29 300 85 90 55 166 136 220 232 52 96 79 205 79 316 0 112-27 221-79 318-54 95-130 175-220 230l-8064 4915 8992-2543c102-29 209-29 311 0s195 85 269 164c74 78 128 176 155 284 28 107 28 220 0 328-27 107-81 205-155 284-74 78-167 135-269 164l-12824 3626c-102 29-208 29-309 0-102-29-195-86-269-164-74-76-126-171-153-275-29 104-81 200-154 276-74 79-167 135-269 164-101 29-209 29-310 0h-1l-12822-3626c-102-29-195-86-269-164-74-79-128-177-155-284-28-108-28-221 0-328 27-107 81-206 155-284 74-79 167-135 269-164s208-29 310 0l9002 2546-8071-4921c-91-55-167-135-219-232-53-96-80-205-80-316s27-221 80-317c52-95 129-176 219-232 91-55 195-84 300-84z">
        <text:p/>
      </draw:path>
      <draw:g draw:style-name="Mgr6">
        <draw:custom-shape draw:style-name="Mgr7" draw:text-style-name="MP10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1.347206900</meta:creation-date>
    <dc:description>This work is licensed under a Creative Commons 0 License.
It makes use of the works of Alexander Wilms.</dc:description>
    <meta:generator>LibreOffice/24.2.7.2$Linux_AARCH64 LibreOffice_project/420$Build-2</meta:generator>
    <dc:title>Sunset</dc:title>
    <meta:editing-duration>P0D</meta:editing-duration>
    <meta:editing-cycles>1</meta:editing-cycles>
    <meta:document-statistic meta:object-count="33"/>
    <meta:template xlink:type="simple" xlink:actuate="onRequest" xlink:title="Sunset" xlink:href="../Sunset.otp" meta:date="2025-12-09T10:55:51.347543400"/>
  </office:meta>
</office:document-meta>
</file>